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202<text:line-break/></text:span><text:span text:style-name="Strong_20_Emphasis">– Arco 201 – Non risulta finanziatore.<text:line-break/></text:span><text:span text:style-name="Strong_20_Emphasis"><text:span text:style-name="Emphasis">Catalogo de’ Devoti</text:span></text:span><text:span text:style-name="Strong_20_Emphasis"> – Arco 450 – Risulta finanziato da Giacinto e fratello Antinori. </text:span></text:p>
        </text:list-item>
      </text:list>
      <text:section text:style-name="Sect1" text:name="foogallery-gallery-16556">
        <text:p text:style-name="Text_20_body"/>
      </text:section>
      <text:p text:style-name="Text_20_body">Affresco della Madonna di San Luca retta da due angeli, sotto la scritta (<text:span text:style-name="Emphasis">Gabriella Gherardi</text:span>):<text:line-break/>dottor Pasquale, zio Luigi e dottor D. Giuseppe, nipoti, Antinori<text:line-break/>(forse un restauro, la scritta originale diceva solo:<text:line-break/>Giacinto e Fratelli Antinori – 1716).<text:line-break/>Si legge “Dott. Pasquale Zio Luigi Dott D…”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2:02:04.38</dc:date>
    <dc:creator>carloggg </dc:creator>
    <meta:editing-duration>PT1H1M3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71" meta:character-count="432"/>
  </office:meta>
</office:document-meta>
</file>